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27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655cm"/>
    </style:style>
    <style:style style:name="pr7" style:family="presentation" style:parent-style-name="Default-outline1">
      <style:graphic-properties fo:min-height="15.462cm"/>
    </style:style>
    <style:style style:name="pr8" style:family="presentation" style:parent-style-name="Default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48pt" style:font-size-asian="48pt" style:font-size-complex="4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387cm" svg:height="7.522cm" svg:x="2.521cm" svg:y="5.334cm">
          <draw:text-box>
            <text:p text:style-name="P1"><text:span text:style-name="T1">Algorithms </text:span></text:p>
            <text:p text:style-name="P1"><text:span text:style-name="T2">by</text:span></text:p>
            <text:p text:style-name="P1"><text:span text:style-name="T3">Bijoy Rahman Arif</text:span></text:p>
            <text:p text:style-name="P1"><text:span text:style-name="T3">MS, University of Nebraska at Omaha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cture 1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Lessons to be learned:</text:p>
              </text:list-header>
              <text:list-item>
                <text:p>Origin of the word 'Algorithm'</text:p>
              </text:list-item>
              <text:list-item>
                <text:p>What is Algorithm?</text:p>
              </text:list-item>
              <text:list-item>
                <text:p>A simple Algorithm</text:p>
              </text:list-item>
              <text:list-item>
                <text:p>Algorithms of our interest</text:p>
              </text:list-item>
              <text:list-item>
                <text:p>Algorithm to find the Greatest Common Divisor(GCD)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Origin of the word 'Algorithm'</text:p>
              </text:list-header>
            </text:list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ccording to Donald E. Knuth:</text:p>
                <text:p>the word 'Algorithm' came from 'al-Khwarizmi.'</text:p>
              </text:list-item>
              <text:list-item>
                <text:p>Abu Abd Allah Muhammad ibn Musa al- Khwarizmi (c. 825) was famous Persian mathematician.</text:p>
              </text:list-item>
              <text:list-item>
                <text:p>He wrote a famous book called 'Kitab al jabr wa'l-muqabala' (“Rules of restoring and equating”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lgorithm?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A step by step procedure to solve any problem where number of steps are limited(space bound), steps are well defined(solvable) and require finite amount of time(time bound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lgorithm is a Recipe!!!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Simple Algorithm</text:p>
          </draw:text-box>
        </draw:frame>
        <draw:frame presentation:style-name="pr6" draw:layer="layout" svg:width="25.199cm" svg:height="15.655cm" svg:x="1.4cm" svg:y="4.914cm" presentation:class="outline" presentation:user-transformed="true">
          <draw:text-box>
            <text:list text:style-name="L2">
              <text:list-header>
                <text:p>An algorithm to make fried rice</text:p>
                <text:p>1. [clean the ingredients] Clean the rice, onions, capsicums, vegetables, and eggs.</text:p>
                <text:p>2. [prepare the rice] Cook the rice properly.</text:p>
                <text:p>3. [cut into pieces] Cut onions, capsicums and vegetables.</text:p>
                <text:p>4 [fry the ingredients] Fry the eggs, add step 3 and add salt.</text:p>
                <text:p>5.[cook the ingredients] Add step 2.</text:p>
                <text:p>6. [serve] Serve the fried rice with chili. <text:s text:c="3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s of our interest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We are interested to solve mathematical problems so our algorithms will be closely related with math. 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 to find the GCD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GCD is the Greatest Common Divisor.</text:p>
              </text:list-item>
              <text:list-item>
                <text:p>GCD of two integers is a integer which can divide both the integers.</text:p>
              </text:list-item>
              <text:list-item>
                <text:p>Hence, the GCD of (42, 60) = 6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CD of (42, 60)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ts write both integers in canonical form:</text:p>
                <text:p>42 = <text:span text:style-name="T4">2 * 3</text:span> * 7</text:p>
                <text:p>60 = 2 * <text:span text:style-name="T4">2 * 3</text:span> * 5 <text:s/></text:p>
              </text:list-item>
              <text:list-item>
                <text:p>Hence, GCD of (42, 60) = 2 * 3 = 6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2" draw:layer="layout" svg:width="25.199cm" svg:height="3.506cm" svg:x="1.4cm" svg:y="0.837cm" presentation:class="title">
          <draw:text-box>
            <text:p>Do you know any way to find the GCD?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CD of (42, 60)</text:p>
          </draw:text-box>
        </draw:frame>
        <draw:frame presentation:style-name="pr7" draw:text-style-name="P4" draw:layer="layout" svg:width="25.199cm" svg:height="15.462cm" svg:x="1.4cm" svg:y="4.914cm" presentation:class="outline" presentation:user-transformed="true">
          <draw:text-box>
            <text:list text:style-name="L2">
              <text:list-header>
                <text:p><text:span text:style-name="T5">42 | 60 | 1</text:span></text:p>
                <text:p><text:span text:style-name="T5"><text:s text:c="7"/></text:span><text:span text:style-name="T5">42</text:span></text:p>
                <text:p><text:span text:style-name="T5">--------------</text:span></text:p>
                <text:p><text:span text:style-name="T5"><text:s text:c="6"/></text:span><text:span text:style-name="T5">18 | 42 | 2</text:span></text:p>
                <text:p><text:span text:style-name="T5"><text:s text:c="13"/></text:span><text:span text:style-name="T5">36</text:span></text:p>
                <text:p><text:span text:style-name="T5"><text:s text:c="7"/></text:span><text:span text:style-name="T5">--------------</text:span></text:p>
                <text:p><text:span text:style-name="T5"><text:s text:c="2"/></text:span><text:span text:style-name="T5">GCD--&gt; 6 | 18 | 3</text:span></text:p>
                <text:p><text:span text:style-name="T5"><text:s text:c="20"/></text:span><text:span text:style-name="T5">18</text:span></text:p>
                <text:p><text:span text:style-name="T5"><text:s text:c="15"/></text:span><text:span text:style-name="T5">-------------</text:span></text:p>
                <text:p><text:span text:style-name="T5"><text:s text:c="22"/></text:span><text:span text:style-name="T5">0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it produces the correct result!!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1.60 = 42*1 + 18 = 6*3*2*1 + 18 from step 2</text:p>
                <text:p>2. 42 = 18*2 + 6 = 6*3*2 + 6 from step 3 </text:p>
                <text:p>3. 18 = 6*3 + 0</text:p>
                <text:p>and final step produce the max(. , .) that's why it is indeed the GCD.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uclid's Algorithm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header>
                <text:p>1. [compare two numbers (m, n)] if m &gt; n, temp = m, m = n, n = temp.</text:p>
                <text:p>2. [set the value of r] r = n % m.</text:p>
                <text:p>3. [compare (r , 0)] if r == 0, return GCD = m.</text:p>
                <text:p>4. [set the value (m, n)] else n = m, m = r.</text:p>
                <text:p>5. [repeat] go to step 2. <text:s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2">
        <draw:frame presentation:style-name="pr8" draw:text-style-name="P5" draw:layer="layout" svg:width="25.199cm" svg:height="17.935cm" svg:x="1.4cm" svg:y="0.837cm" presentation:class="subtitle">
          <draw:text-box>
            <text:p><text:span text:style-name="T6">Questions?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joy Arif</meta:initial-creator>
    <meta:creation-date>2017-05-06T19:57:57.85</meta:creation-date>
    <meta:editing-duration>PT1H10M34S</meta:editing-duration>
    <meta:editing-cycles>29</meta:editing-cycles>
    <dc:date>2017-05-08T10:52:37.14</dc:date>
    <dc:creator>Bijoy Arif</dc:creator>
    <meta:generator>OpenOffice/4.1.2$Win32 OpenOffice.org_project/412m3$Build-9782</meta:generator>
    <meta:document-statistic meta:object-count="73"/>
  </office:meta>
</office:document-meta>
</file>